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306f46" officeooo:paragraph-rsid="00306f46" style:font-size-asian="14pt" style:font-size-complex="14pt"/>
    </style:style>
    <style:style style:name="P2" style:family="paragraph" style:parent-style-name="Table_20_Contents">
      <style:paragraph-properties fo:text-align="justify" style:justify-single-word="false"/>
      <style:text-properties fo:color="#000000" loext:opacity="100%" style:font-name="Times New Roman" officeooo:paragraph-rsid="0034a06f"/>
    </style:style>
    <style:style style:name="P3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4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d6897" officeooo:paragraph-rsid="003d6897" style:font-size-asian="14pt" style:font-size-complex="14pt"/>
    </style:style>
    <style:style style:name="P27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d6897" officeooo:paragraph-rsid="003d6897" style:font-size-asian="14pt" style:font-size-complex="14pt"/>
    </style:style>
    <style:style style:name="P2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02e6" officeooo:paragraph-rsid="003f02e6" style:font-size-asian="14pt" style:font-size-complex="14pt"/>
    </style:style>
    <style:style style:name="P29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3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3" style:family="paragraph" style:parent-style-name="Standard" style:list-style-name="L7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3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3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3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3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4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4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4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6e32f" style:font-size-asian="14pt" style:font-size-complex="14pt"/>
    </style:style>
    <style:style style:name="P4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4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5ef0a" style:font-size-asian="14pt" style:font-size-complex="14pt"/>
    </style:style>
    <style:style style:name="P4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4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4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4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9a195" style:font-size-asian="14pt" style:font-size-complex="14pt"/>
    </style:style>
    <style:style style:name="P4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5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5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5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fo:color="#ff0000" loext:opacity="100%" officeooo:rsid="00337712" officeooo:paragraph-rsid="00337712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56" style:family="paragraph" style:parent-style-name="Standard" style:list-style-name="L6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330a62" style:font-size-asian="14pt" style:font-size-complex="14pt"/>
    </style:style>
    <style:style style:name="T9" style:family="text">
      <style:text-properties style:font-name="Times New Roman" fo:font-size="14pt" fo:language="ru" fo:country="RU" officeooo:rsid="001f1184" style:font-size-asian="14pt" style:font-size-complex="14pt"/>
    </style:style>
    <style:style style:name="T10" style:family="text">
      <style:text-properties style:font-name="Times New Roman" fo:font-size="14pt" fo:language="ru" fo:country="RU" officeooo:rsid="002be8cb" style:font-size-asian="14pt" style:font-size-complex="14pt"/>
    </style:style>
    <style:style style:name="T11" style:family="text">
      <style:text-properties style:font-name="Times New Roman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c4ec3"/>
    </style:style>
    <style:style style:name="T14" style:family="text">
      <style:text-properties officeooo:rsid="0034a06f"/>
    </style:style>
    <style:style style:name="T15" style:family="text">
      <style:text-properties officeooo:rsid="0022d6e4"/>
    </style:style>
    <style:style style:name="T16" style:family="text">
      <style:text-properties officeooo:rsid="0038bd42"/>
    </style:style>
    <style:style style:name="T17" style:family="text">
      <style:text-properties fo:color="#00a933" loext:opacity="100%"/>
    </style:style>
    <style:style style:name="T18" style:family="text">
      <style:text-properties fo:color="#00a933" loext:opacity="100%" officeooo:rsid="005813f7"/>
    </style:style>
    <style:style style:name="T19" style:family="text">
      <style:text-properties fo:color="#00a933" loext:opacity="100%" officeooo:rsid="005c4ec3"/>
    </style:style>
    <style:style style:name="T20" style:family="text">
      <style:text-properties fo:color="#00a933" loext:opacity="100%" officeooo:rsid="005e0052"/>
    </style:style>
    <style:style style:name="T21" style:family="text">
      <style:text-properties officeooo:rsid="0059c020"/>
    </style:style>
    <style:style style:name="T22" style:family="text">
      <style:text-properties officeooo:rsid="005b9677"/>
    </style:style>
    <style:style style:name="T23" style:family="text">
      <style:text-properties officeooo:rsid="005c4e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9577173" text:style-name="L1">
        <text:list-item>
          <text:p text:style-name="P14">Общие сведения.</text:p>
          <text:p text:style-name="P18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18"/>
        </text:list-item>
        <text:list-item>
          <text:p text:style-name="P15">Цели и назначения создания автоматизированной системы <text:span text:style-name="T2">(программного модуля) <text:s/></text:span><text:span text:style-name="T15">продаж и предоставления услуг.</text:span></text:p>
          <text:p text:style-name="P19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9"/>
          <text:p text:style-name="P20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2036853704" text:style-name="L2">
        <text:list-item>
          <text:list>
            <text:list-item>
              <text:p text:style-name="P7">выполнение заказа;</text:p>
            </text:list-item>
            <text:list-item>
              <text:p text:style-name="P8">управление продажами;</text:p>
            </text:list-item>
            <text:list-item>
              <text:p text:style-name="P9">управление услугами.</text:p>
            </text:list-item>
          </text:list>
        </text:list-item>
      </text:list>
      <text:p text:style-name="P11"/>
      <text:list xml:id="list104844229328984" text:continue-numbering="true" text:style-name="L2">
        <text:list-header>
          <text:p text:style-name="P10">Программный модуль <text:span text:style-name="T15">продаж и предоставления услуг</text:span> создаётся с целью:</text:p>
          <text:list text:continue-numbering="true">
            <text:list-item>
              <text:p text:style-name="P12">повышение качества (полноты, точности, достоверности, своевременности) информации;</text:p>
            </text:list-item>
            <text:list-item>
              <text:p text:style-name="P12">создание единой системы отчётности по показателям деятельности;</text:p>
            </text:list-item>
            <text:list-item>
              <text:p text:style-name="P12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12">облегчения работы с клиентами.</text:p>
            </text:list-item>
          </text:list>
        </text:list-header>
      </text:list>
      <text:p text:style-name="P13"/>
      <text:p text:style-name="P13"/>
      <text:p text:style-name="P13"/>
      <text:p text:style-name="P13"/>
      <text:p text:style-name="P13"/>
      <text:list xml:id="list104844724337991" text:continue-list="list1809577173" text:style-name="L1">
        <text:list-item>
          <text:p text:style-name="P16"><text:soft-page-break/>Характеристика <text:span text:style-name="T16">программного модуля </text:span><text:span text:style-name="T15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601569578416"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17"/>
      <text:list xml:id="list104843347585138" text:continue-numbering="true" text:style-name="L1">
        <text:list-item>
          <text:p text:style-name="P16">Требования к автоматизированной системе <text:span text:style-name="T2">(программному модулю) <text:s/></text:span><text:span text:style-name="T15">продаж и предоставления услуг.</text:span></text:p>
          <text:p text:style-name="P21">Программный модуль должен поддерживать следующие режимы функционирования:</text:p>
        </text:list-item>
      </text:list>
      <text:list xml:id="list2265477530" text:style-name="L3">
        <text:list-item>
          <text:list>
            <text:list-item>
              <text:p text:style-name="P22">Основной режим программного модуля, в котором подсистемы выполняют базовый набор функций;</text:p>
            </text:list-item>
            <text:list-item>
              <text:p text:style-name="P22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17"/>
      <text:list xml:id="list104843225387702" text:continue-list="list104843347585138" text:style-name="L1">
        <text:list-item>
          <text:p text:style-name="P53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54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653374390" text:style-name="L4">
        <text:list-item>
          <text:p text:style-name="P55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55">Разработка рабочей документации. Адаптация программ (продолжительность — У месяцев)</text:p>
        </text:list-item>
        <text:list-item>
          <text:p text:style-name="P55">Ввод в действие (продолжительность — Г месяцев).</text:p>
          <text:p text:style-name="P55"/>
        </text:list-item>
      </text:list>
      <text:p text:style-name="P17"/>
      <text:p text:style-name="P17"><text:soft-page-break/></text:p>
      <text:list xml:id="list104843264318118" text:continue-list="list104843225387702" text:style-name="L1">
        <text:list-item>
          <text:p text:style-name="P16">Порядок разработки автоматизированной системы <text:span text:style-name="T2">(программного модуля) </text:span><text:span text:style-name="T15">продаж и предоставления услуг.</text:span></text:p>
          <text:list>
            <text:list-item>
              <text:p text:style-name="P23">Виды и объём испытаний системы</text:p>
            </text:list-item>
          </text:list>
        </text:list-item>
      </text:list>
      <text:list xml:id="list639270913" text:style-name="L5">
        <text:list-item>
          <text:list>
            <text:list-item>
              <text:list>
                <text:list-item>
                  <text:p text:style-name="P24">Предварительные испытания</text:p>
                </text:list-item>
                <text:list-item>
                  <text:p text:style-name="P24">Опытная эксплуатация</text:p>
                </text:list-item>
                <text:list-item>
                  <text:p text:style-name="P24">Приёмочные испытания</text:p>
                </text:list-item>
              </text:list>
            </text:list-item>
          </text:list>
        </text:list-item>
      </text:list>
      <text:list xml:id="list104842756805141" text:continue-list="list104843264318118" text:style-name="L1">
        <text:list-item>
          <text:list>
            <text:list-item>
              <text:p text:style-name="P23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 table:style-name="TableLine2601569574064">
          <table:table-cell table:style-name="Таблица2.A1" office:value-type="string">
            <text:p text:style-name="P3">Стадия испытаний</text:p>
          </table:table-cell>
          <table:table-cell table:style-name="Таблица2.A1" office:value-type="string">
            <text:p text:style-name="P3">Участники испытаний</text:p>
          </table:table-cell>
          <table:table-cell table:style-name="Таблица2.A1" office:value-type="string">
            <text:p text:style-name="P3">Место и срок проведения</text:p>
          </table:table-cell>
          <table:table-cell table:style-name="Таблица2.A1" office:value-type="string">
            <text:p text:style-name="P3">Порядок согласования документации</text:p>
          </table:table-cell>
          <table:table-cell table:style-name="Таблица2.E1" office:value-type="string">
            <text:p text:style-name="P3">Статус приёмочной комиссии</text:p>
          </table:table-cell>
        </table:table-row>
        <table:table-row table:style-name="TableLine2601569581952">
          <table:table-cell table:style-name="Таблица2.A2" office:value-type="string">
            <text:p text:style-name="P3">Предварительные испытания</text:p>
          </table:table-cell>
          <table:table-cell table:style-name="Таблица2.A2" office:value-type="string">
            <text:p text:style-name="P3">Организация Заказчика и Разработчика</text:p>
          </table:table-cell>
          <table:table-cell table:style-name="Таблица2.A2" office:value-type="string">
            <text:p text:style-name="P3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5">Проведение предварительных испытаний. Фиксирование выявленных неполадок в Протоколе испытаний.</text:p>
            <text:p text:style-name="P5">Устранение выявленных неполадок. Принятие решения о возможности передачи программного модуля в опытную эксплуатаци.</text:p>
            <text:p text:style-name="P5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3">Экспертная группа</text:p>
          </table:table-cell>
        </table:table-row>
        <table:table-row table:style-name="TableLine2601569577600">
          <table:table-cell table:style-name="Таблица2.A2" office:value-type="string">
            <text:p text:style-name="P5">Опытная эксплуатация</text:p>
          </table:table-cell>
          <table:table-cell table:style-name="Таблица2.A2" office:value-type="string">
            <text:p text:style-name="P5">Организации Заказчика и Разработчкиа</text:p>
          </table:table-cell>
          <table:table-cell table:style-name="Таблица2.A2" office:value-type="string">
            <text:p text:style-name="P4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5">Проведение опытной эксплуатации. Фиксирование выявленных неполадок в Протоколе испытаний.</text:p>
            <text:p text:style-name="P5"><text:soft-page-break/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5">Группа тестирования</text:p>
          </table:table-cell>
        </table:table-row>
        <table:table-row table:style-name="TableLine2601569573792">
          <table:table-cell table:style-name="Таблица2.A2" office:value-type="string">
            <text:p text:style-name="P5">Приёмочные испытания</text:p>
          </table:table-cell>
          <table:table-cell table:style-name="Таблица2.A2" office:value-type="string">
            <text:p text:style-name="P5">Организации Заказчика и Разработчика</text:p>
          </table:table-cell>
          <table:table-cell table:style-name="Таблица2.A2" office:value-type="string">
            <text:p text:style-name="P2"><text:span text:style-name="T14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6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6">Составление и подписание Акта о завершении приёмочных испытаний по передаче программного <text:soft-page-break/>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5"/>
          </table:table-cell>
        </table:table-row>
      </table:table>
      <text:p text:style-name="P25"/>
      <text:p text:style-name="P17"/>
      <text:list xml:id="list104843497649755" text:continue-numbering="true" text:style-name="L1">
        <text:list-item>
          <text:p text:style-name="P16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5">продаж и предоставления услуг</text:span> в действие.</text:p>
          <text:p text:style-name="P26"><text:span text:style-name="T4">В перечень основных мероприятий включают:</text:span></text:p>
        </text:list-item>
      </text:list>
      <text:list xml:id="list4097928955" text:style-name="L6">
        <text:list-item>
          <text:p text:style-name="P27"><text:span text:style-name="T4">Технические мероприятия;</text:span></text:p>
          <text:list>
            <text:list-item>
              <text:p text:style-name="P28"><text:span text:style-name="T4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span></text:p>
            </text:list-item>
            <text:list-item>
              <text:p text:style-name="P28"><text:span text:style-name="T4">осуществлена установка необходимого программного модуля;</text:span></text:p>
            </text:list-item>
            <text:list-item>
              <text:p text:style-name="P28"><text:span text:style-name="T4">организованно необходимое сетевое взаимодействие.</text:span></text:p>
            </text:list-item>
          </text:list>
        </text:list-item>
        <text:list-item>
          <text:p text:style-name="P27"><text:span text:style-name="T4">Организационные мероприятия;</text:span></text:p>
          <text:list>
            <text:list-item>
              <text:p text:style-name="P29"><text:span text:style-name="T4">организация доступа к базам данных источников;</text:span></text:p>
            </text:list-item>
            <text:list-item>
              <text:p text:style-name="P29"><text:span text:style-name="T4">определение регламента информирования об изменениях структур систем-источников;</text:span></text:p>
            </text:list-item>
            <text:list-item>
              <text:p text:style-name="P56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  <text:list-item>
          <text:p text:style-name="P28"><text:span text:style-name="T4">Изменения в информационном обеспечении.</text:span></text:p>
          <text:list>
            <text:list-item>
              <text:p text:style-name="P28"><text:span text:style-name="T4">???</text:span></text:p>
            </text:list-item>
          </text:list>
        </text:list-item>
      </text:list>
      <text:p text:style-name="Text_20_body"><text:line-break/></text:p>
      <text:p text:style-name="P17"/>
      <text:p text:style-name="P17"/>
      <text:p text:style-name="P17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30"><text:soft-page-break/>ЧТО ДОЛЖНА ДЕЛАТЬ ПРОГРАММА, ФУНКЦИОНАЛ бл.</text:p>
      <text:list xml:id="list3949662989" text:style-name="L7">
        <text:list-item>
          <text:p text:style-name="P31">Перед началом работы необходимо авторизоваться;</text:p>
          <text:list>
            <text:list-item>
              <text:p text:style-name="P31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31">Функционал зависящий от роли пользователя;</text:p>
          <text:list>
            <text:list-item>
              <text:p text:style-name="P32">Пользователь (заказчик);</text:p>
              <text:list>
                <text:list-item>
                  <text:p text:style-name="P32">Просмотр списка продуктов</text:p>
                  <text:list>
                    <text:list-item>
                      <text:p text:style-name="P32">Фильтрация</text:p>
                    </text:list-item>
                    <text:list-item>
                      <text:p text:style-name="P32">Сортировка</text:p>
                    </text:list-item>
                    <text:list-item>
                      <text:p text:style-name="P32">Поиск</text:p>
                    </text:list-item>
                    <text:list-item>
                      <text:p text:style-name="P32">Заказ</text:p>
                    </text:list-item>
                  </text:list>
                </text:list-item>
                <text:list-item>
                  <text:p text:style-name="P32">Просмотр списка услуг</text:p>
                  <text:list>
                    <text:list-item>
                      <text:p text:style-name="P32">Фильтрация</text:p>
                    </text:list-item>
                    <text:list-item>
                      <text:p text:style-name="P32">Сортировка</text:p>
                    </text:list-item>
                    <text:list-item>
                      <text:p text:style-name="P32">Поиска</text:p>
                    </text:list-item>
                    <text:list-item>
                      <text:p text:style-name="P32">Заказ</text:p>
                    </text:list-item>
                  </text:list>
                </text:list-item>
              </text:list>
            </text:list-item>
          </text:list>
          <text:p text:style-name="P32"/>
          <text:p text:style-name="P33">СУЩНОСТИ</text:p>
        </text:list-item>
      </text:list>
      <text:list xml:id="list1667177614" text:style-name="L8">
        <text:list-item>
          <text:p text:style-name="P50">Роли</text:p>
          <text:list>
            <text:list-item>
              <text:p text:style-name="P50">Идентификатор</text:p>
            </text:list-item>
            <text:list-item>
              <text:p text:style-name="P50">Название</text:p>
              <text:list>
                <text:list-item>
                  <text:p text:style-name="P45">Пользователь</text:p>
                </text:list-item>
                <text:list-item>
                  <text:p text:style-name="P45">Администратор <text:span text:style-name="T21">(доступны все функции)</text:span></text:p>
                </text:list-item>
                <text:list-item>
                  <text:p text:style-name="P45">Работник</text:p>
                  <text:list>
                    <text:list-item>
                      <text:p text:style-name="P49">Кладовщик</text:p>
                    </text:list-item>
                    <text:list-item>
                      <text:p text:style-name="P49">Редактор? <text:span text:style-name="T13">(</text:span><text:span text:style-name="T23">что с названием?</text:span><text:span text:style-name="T13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Пользователь</text:p>
          <text:list>
            <text:list-item>
              <text:p text:style-name="P35">Идентификатор</text:p>
            </text:list-item>
            <text:list-item>
              <text:p text:style-name="P34">Фамилия</text:p>
            </text:list-item>
            <text:list-item>
              <text:p text:style-name="P34">Имя</text:p>
            </text:list-item>
            <text:list-item>
              <text:p text:style-name="P34">Отчество</text:p>
            </text:list-item>
            <text:list-item>
              <text:p text:style-name="P34">Дата рождения</text:p>
            </text:list-item>
            <text:list-item>
              <text:p text:style-name="P34">Логин</text:p>
            </text:list-item>
            <text:list-item>
              <text:p text:style-name="P34">Пароль</text:p>
            </text:list-item>
            <text:list-item>
              <text:p text:style-name="P34">Роль</text:p>
            </text:list-item>
            <text:list-item>
              <text:p text:style-name="P34">Телефон</text:p>
            </text:list-item>
            <text:list-item>
              <text:p text:style-name="P52">E-Mail</text:p>
            </text:list-item>
            <text:list-item>
              <text:p text:style-name="P34">Дата регистрации</text:p>
            </text:list-item>
            <text:list-item>
              <text:p text:style-name="P37">Количество покупок товаров</text:p>
            </text:list-item>
            <text:list-item>
              <text:p text:style-name="P37">Количество оказанных услуг</text:p>
            </text:list-item>
          </text:list>
        </text:list-item>
        <text:list-item>
          <text:p text:style-name="P35">Категория продукта</text:p>
          <text:list>
            <text:list-item>
              <text:p text:style-name="P35">Идентификатор</text:p>
            </text:list-item>
            <text:list-item>
              <text:p text:style-name="P35">Название</text:p>
              <text:list>
                <text:list-item>
                  <text:p text:style-name="P35">Бухгалтерия</text:p>
                </text:list-item>
                <text:list-item>
                  <text:p text:style-name="P35">Зарплата и управление</text:p>
                </text:list-item>
                <text:list-item>
                  <text:p text:style-name="P35">Торговля</text:p>
                </text:list-item>
                <text:list-item>
                  <text:p text:style-name="P35">Отраслевые решения</text:p>
                </text:list-item>
                <text:list-item>
                  <text:p text:style-name="P35"><text:soft-page-break/>Лицензии</text:p>
                </text:list-item>
                <text:list-item>
                  <text:p text:style-name="P35">Управленческий учёт</text:p>
                </text:list-item>
                <text:list-item>
                  <text:p text:style-name="P35">Некоммерческие организации</text:p>
                </text:list-item>
              </text:list>
            </text:list-item>
            <text:list-item>
              <text:p text:style-name="P36">Дата появления?</text:p>
            </text:list-item>
          </text:list>
        </text:list-item>
        <text:list-item>
          <text:p text:style-name="P35">Продукт </text:p>
          <text:list>
            <text:list-item>
              <text:p text:style-name="P36">Идентификатор</text:p>
            </text:list-item>
            <text:list-item>
              <text:p text:style-name="P36">Идентификатор категории продукта</text:p>
            </text:list-item>
            <text:list-item>
              <text:p text:style-name="P36">Название</text:p>
            </text:list-item>
            <text:list-item>
              <text:p text:style-name="P36">Описание</text:p>
            </text:list-item>
            <text:list-item>
              <text:p text:style-name="P36">Стоимость</text:p>
            </text:list-item>
            <text:list-item>
              <text:p text:style-name="P36">Количество на складе?</text:p>
            </text:list-item>
            <text:list-item>
              <text:p text:style-name="P36">Скидка</text:p>
            </text:list-item>
            <text:list-item>
              <text:p text:style-name="P39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38">Услуга</text:p>
          <text:list>
            <text:list-item>
              <text:p text:style-name="P38">Идентификатор</text:p>
            </text:list-item>
            <text:list-item>
              <text:p text:style-name="P38">Название</text:p>
            </text:list-item>
            <text:list-item>
              <text:p text:style-name="P38">Описание</text:p>
            </text:list-item>
            <text:list-item>
              <text:p text:style-name="P38">Цена за час</text:p>
            </text:list-item>
            <text:list-item>
              <text:p text:style-name="P39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40">Заказы продуктов пользователя <text:span text:style-name="T21">(пользователь видит </text:span><text:span text:style-name="T22">только свои заказы, редактор видит все заказы и </text:span><text:span text:style-name="T21">)</text:span></text:p>
          <text:list>
            <text:list-item>
              <text:p text:style-name="P40">Идентификатор</text:p>
            </text:list-item>
            <text:list-item>
              <text:p text:style-name="P40">Идентификатор продукта</text:p>
            </text:list-item>
            <text:list-item>
              <text:p text:style-name="P40">Кол-во продукта</text:p>
            </text:list-item>
            <text:list-item>
              <text:p text:style-name="P41">Дата заказа</text:p>
            </text:list-item>
            <text:list-item>
              <text:p text:style-name="P41">Статус выполнения</text:p>
              <text:list>
                <text:list-item>
                  <text:p text:style-name="P41">Ожидает начала выполнения</text:p>
                </text:list-item>
                <text:list-item>
                  <text:p text:style-name="P41">В процессе</text:p>
                </text:list-item>
                <text:list-item>
                  <text:p text:style-name="P41"><text:soft-page-break/>Выполнен</text:p>
                </text:list-item>
              </text:list>
            </text:list-item>
            <text:list-item>
              <text:p text:style-name="P43">Дата завершения (только когда статус = выполнен)</text:p>
            </text:list-item>
          </text:list>
        </text:list-item>
        <text:list-item>
          <text:p text:style-name="P46">Заказы услуг пользователя</text:p>
          <text:list>
            <text:list-item>
              <text:p text:style-name="P46">Идентификатор</text:p>
            </text:list-item>
            <text:list-item>
              <text:p text:style-name="P46">Идентификатор услуги</text:p>
            </text:list-item>
            <text:list-item>
              <text:p text:style-name="P46">Дата заказа</text:p>
            </text:list-item>
            <text:list-item>
              <text:p text:style-name="P46">Статус выполнения</text:p>
              <text:list>
                <text:list-item>
                  <text:p text:style-name="P42">Ожидает начала выполнения</text:p>
                </text:list-item>
                <text:list-item>
                  <text:p text:style-name="P42">В процессе</text:p>
                </text:list-item>
                <text:list-item>
                  <text:p text:style-name="P42">Выполнен</text:p>
                </text:list-item>
              </text:list>
            </text:list-item>
            <text:list-item>
              <text:p text:style-name="P46">Дата завершения (только когда статус = выполнен)</text:p>
            </text:list-item>
          </text:list>
        </text:list-item>
        <text:list-item>
          <text:p text:style-name="P46"><text:span text:style-name="T17">Реализованные </text:span><text:span text:style-name="T18">продукты (продукт заносится сюда после того как статус выполнения заказа был установлен на ВЫПОЛНЕНО, </text:span><text:span text:style-name="T19">доступно роли кладовщика</text:span><text:span text:style-name="T18">)</text:span></text:p>
          <text:list>
            <text:list-item>
              <text:p text:style-name="P47"><text:span text:style-name="T17">Идентификатор</text:span></text:p>
            </text:list-item>
            <text:list-item>
              <text:p text:style-name="P47"><text:span text:style-name="T17">Идентификатор продукты</text:span></text:p>
            </text:list-item>
            <text:list-item>
              <text:p text:style-name="P47"><text:span text:style-name="T17">Дата реализации (та же что и в таблице «Заказы продуктов пользователя»)</text:span></text:p>
            </text:list-item>
            <text:list-item>
              <text:p text:style-name="P47"><text:span text:style-name="T17">Кол-во реализованных продуктов</text:span></text:p>
            </text:list-item>
          </text:list>
        </text:list-item>
        <text:list-item>
          <text:p text:style-name="P47"><text:span text:style-name="T17">Реализованные услуги (услуга заносится сюда после того как статус выполнения заказа был установлен на ВЫПОЛНЕНО, </text:span><text:span text:style-name="T20">доступно роли кладовщика?</text:span><text:span text:style-name="T17">)</text:span></text:p>
          <text:list>
            <text:list-item>
              <text:p text:style-name="P47"><text:span text:style-name="T17">Идентификатор</text:span></text:p>
            </text:list-item>
            <text:list-item>
              <text:p text:style-name="P47"><text:span text:style-name="T17">Идентификатор услуги</text:span></text:p>
            </text:list-item>
            <text:list-item>
              <text:p text:style-name="P51"><text:span text:style-name="T17">Дата реализации </text:span><text:span text:style-name="T18">(та же что и в таблице «Заказы </text:span><text:span text:style-name="T17">услуги</text:span><text:span text:style-name="T18"> пользователя»)</text:span></text:p>
            </text:list-item>
          </text:list>
        </text:list-item>
      </text:list>
      <text:list xml:id="list104843251302044" text:continue-list="list3949662989" text:style-name="L7">
        <text:list-item>
          <text:list>
            <text:list-item>
              <text:list>
                <text:list-header>
                  <text:p text:style-name="P3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6T10:48:27.532000000</dc:date>
    <meta:editing-duration>PT2H4M58S</meta:editing-duration>
    <meta:editing-cycles>28</meta:editing-cycles>
    <meta:generator>LibreOffice/7.2.2.2$Windows_X86_64 LibreOffice_project/02b2acce88a210515b4a5bb2e46cbfb63fe97d56</meta:generator>
    <meta:document-statistic meta:table-count="2" meta:image-count="0" meta:object-count="0" meta:page-count="9" meta:paragraph-count="171" meta:word-count="910" meta:character-count="6943" meta:non-whitespace-character-count="6314"/>
  </office:meta>
</office:document-meta>
</file>